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fimfiction.net/story/353990/king-sombra-wants-back-inside-his-empire" text:style-name="Internet_20_link" text:visited-style-name="Visited_20_Internet_20_Link"><text:span text:style-name="T1">http://www.fimfiction.net/story/353990/king-sombra-wants-back-inside-his-empire</text:span></text:a></text:p>
      <text:p text:style-name="P1"/>
      <text:p text:style-name="P1">Od odkrycia sceny fanfikowej bardzo lubiłem opowiadania mające w sobie nutkę szaleństwa i/lub wzbudzające w człowieku serdeczny śmiech (w końcu śmiech to zdrowie!). Do tego od odcinka z Kryształowym Imperium pokochałem Sombrę – głównie z tego powodu, że było o nim wiadomo tak mało, że dało się go uzupełnić o dowolne szczegóły i fakty. Nic dziwnego, że od razu polubiłem „King Sombra Wants Back Inside His Empire”.</text:p>
      <text:p text:style-name="P1"/>
      <text:p text:style-name="P1">Fabuła jest dość prosta, a jej przebieg praktycznie spoilerują nazwy kolejnych rozdziałów – w skrócie, Sombra powrócił i chce znaleźć się z powrotem w swoim kochanym Imperium. Na szczęście dla Shining Armora i Cadance, okazuje się, że zostanie rozbitym na kawałki przez falę skondensowanej miłości najwyraźniej potrafi nieco zepsuć kuca, przez co nowy Sombra jest nieco, można by powiedzieć, mniej niebezpieczny niż przedtem. Brakuje mu magii, wrodzonej agresji oraz pewnych ważnych, męskich części ciała, przez co zamiast po bożemu odbić swoją własność siłą, <text:s/>próbuje to zrobić na inne sposoby – a to poprosi, a to odpowie na ogłoszenie, że Cadance szuka opiekunki dla Flurry Heart, a to poszczuje prawnikami…</text:p>
      <text:p text:style-name="P1"/>
      <text:p text:style-name="P1">Brzmi jak proste, szalone opowiadanie? I dobrze, bo właśnie takie <text:s/>jest – a do tego jest bardzo wysokiej jakości, przez co przy lekturze można zaśmiewać się do łez. Wszystko rządzi się swoją wewnętrzną (choć szaloną) logiką, przez co całość wydaje się być spójna i bardzo dobrze przemyślana. </text:p>
      <text:p text:style-name="P1"/>
      <text:p text:style-name="P1">Bardzo dobrze napisano również postacie. Szczególnie mała Flurry Heart jest pełna charakteru i przeurocza nawet w swoim okrucieństwie (szczegółów nie zdradzę, musicie sami przeczytać). Shining Armor jest… no cóż, biednym ogierem, który musi sobie radzić z tyranem-szaleńcem, Discord jest odpowiednio discordowaty, Cadance zadziwiająco dobrze odgrywa swoją rolę w świecie (jako matka i księżniczka naraz)... Nawet strażnicy, którzy razem z Shiningiem odpierają „szturmy” Sombry, dostają sporą część uwagi. <text:s text:c="2"/></text:p>
      <text:p text:style-name="P1"/>
      <text:p text:style-name="P1">Wrażenia nie psuje styl – wręcz przeciwnie. Zdania są długie, ładne i dobrze napisane, i czyta się je z wyraźną przyjemnością. Tutaj dwuznaczność, tam niewielki (acz suchy jak Sahara) kalambur… Autor, jak na możliwości fanfikowe, wyciska z języka angielskiego całkiem sporo.</text:p>
      <text:p text:style-name="P1"/>
      <text:p text:style-name="P1">Podsumowując, fik może nie jest dokończony, ale już teraz warto go przeczytać. Rozdziały są wydawane dość regularnie (choć na ostatni trzeba było czekać prawie miesiąc), a każdy z nich jest niewielką perełką. Serdecznie polecam. </text:p>
      <text:p text:style-name="P1"/>
      <text:p text:style-name="P1"/>
      <text:p text:style-name="P1"><text:a xlink:type="simple" xlink:href="https://cdn-img.fimfiction.net/story/21e4-1479171961-353990-full" text:style-name="Internet_20_link" text:visited-style-name="Visited_20_Internet_20_Link"><text:span text:style-name="T1">https://cdn-img.fimfiction.net/story/21e4-1479171961-353990-full</text:span></text:a> – okładka</text:p>
      <text:p text:style-name="P1"><text:a xlink:type="simple" xlink:href="https://derpicdn.net/img/2016/8/18/1228143/large.png" text:style-name="Internet_20_link" text:visited-style-name="Visited_20_Internet_20_Link"><text:span text:style-name="T1">https://derpicdn.net/img/2016/8/18/1228143/large.png</text:span></text:a> – na górę, jeśli można, https://derpibooru.org/1228143?scope=scpece8eaf96050ad65ee745c43e113ab48c111bb3a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7-02-26T13:57:32.665000000</dc:date>
    <meta:editing-duration>PT10M38S</meta:editing-duration>
    <meta:editing-cycles>2</meta:editing-cycles>
    <meta:document-statistic meta:table-count="0" meta:image-count="0" meta:object-count="0" meta:page-count="1" meta:paragraph-count="9" meta:word-count="369" meta:character-count="2738" meta:non-whitespace-character-count="2364"/>
  </office:meta>
</office:document-meta>
</file>